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471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1.519cm"/>
    </style:style>
    <style:style style:name="co5" style:family="table-column">
      <style:table-column-properties fo:break-before="auto" style:column-width="1.33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1.1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 style:data-style-name="N3">
      <style:map style:condition="cell-content()&lt;=[$Feuille1.$E$2]" style:apply-style-name="Note" style:base-cell-address="Feuille1.E4"/>
    </style:style>
    <style:style style:name="ce4" style:family="table-cell" style:parent-style-name="Default" style:data-style-name="N3">
      <style:text-properties fo:color="#c9211e"/>
      <style:map style:condition="cell-content()&lt;=[$Feuille1.$E$2]" style:apply-style-name="Note" style:base-cell-address="Feuille1.E4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1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float" office:value="12288" calcext:value-type="float">
            <text:p>1228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Step M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x</text:p>
          </table:table-cell>
          <table:table-cell office:value-type="float" office:value="320" calcext:value-type="float">
            <text:p>320</text:p>
          </table:table-cell>
          <table:table-cell table:style-name="ce2" table:formula="of:=ROUNDUP(SQRT([.E4]/[.E$2]))" office:value-type="float" office:value="4" calcext:value-type="float">
            <text:p>4</text:p>
          </table:table-cell>
          <table:table-cell table:style-name="ce3" table:formula="of:=[.$A4]*[.$C4]/[.E$3]/[.E$3]" office:value-type="float" office:value="153600" calcext:value-type="float">
            <text:p>153 600</text:p>
          </table:table-cell>
          <table:table-cell table:style-name="ce3" table:formula="of:=[.$A4]*[.$C4]/[.F$3]/[.F$3]" office:value-type="float" office:value="38400" calcext:value-type="float">
            <text:p>38 400</text:p>
          </table:table-cell>
          <table:table-cell table:style-name="ce3" table:formula="of:=[.$A4]*[.$C4]/[.G$3]/[.G$3]" office:value-type="float" office:value="9600" calcext:value-type="float">
            <text:p>9 600</text:p>
          </table:table-cell>
          <table:table-cell table:style-name="ce3" table:formula="of:=[.$A4]*[.$C4]/[.H$3]/[.H$3]" office:value-type="float" office:value="6144" calcext:value-type="float">
            <text:p>6 144</text:p>
          </table:table-cell>
          <table:table-cell table:style-name="ce3" table:formula="of:=[.$A4]*[.$C4]/[.I$3]/[.I$3]" office:value-type="float" office:value="4266.66666666667" calcext:value-type="float">
            <text:p>4 267</text:p>
          </table:table-cell>
          <table:table-cell table:style-name="ce3" table:formula="of:=[.$A4]*[.$C4]/[.J$3]/[.J$3]" office:value-type="float" office:value="3134.69387755102" calcext:value-type="float">
            <text:p>3 135</text:p>
          </table:table-cell>
          <table:table-cell table:style-name="ce3" table:formula="of:=[.$A4]*[.$C4]/[.K$3]/[.K$3]" office:value-type="float" office:value="2400" calcext:value-type="float">
            <text:p>2 400</text:p>
          </table:table-cell>
          <table:table-cell table:style-name="ce3" table:formula="of:=[.$A4]*[.$C4]/[.L$3]/[.L$3]" office:value-type="float" office:value="1896.2962962963" calcext:value-type="float">
            <text:p>1 896</text:p>
          </table:table-cell>
          <table:table-cell table:style-name="ce3" table:formula="of:=[.$A4]*[.$C4]/[.M$3]/[.M$3]" office:value-type="float" office:value="1536" calcext:value-type="float">
            <text:p>1 536</text:p>
          </table:table-cell>
          <table:table-cell table:style-name="ce3" table:formula="of:=[.$A4]*[.$C4]/[.N$3]/[.N$3]" office:value-type="float" office:value="1269.42148760331" calcext:value-type="float">
            <text:p>1 269</text:p>
          </table:table-cell>
          <table:table-cell table:style-name="ce3" table:formula="of:=[.$A4]*[.$C4]/[.O$3]/[.O$3]" office:value-type="float" office:value="1066.66666666667" calcext:value-type="float">
            <text:p>1 067</text:p>
          </table:table-cell>
          <table:table-cell table:style-name="ce3" table:formula="of:=[.$A4]*[.$C4]/[.P$3]/[.P$3]" office:value-type="float" office:value="908.87573964497" calcext:value-type="float">
            <text:p>909</text:p>
          </table:table-cell>
          <table:table-cell table:style-name="ce3" table:formula="of:=[.$A4]*[.$C4]/[.Q$3]/[.Q$3]" office:value-type="float" office:value="783.673469387755" calcext:value-type="float">
            <text:p>7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x</text:p>
          </table:table-cell>
          <table:table-cell office:value-type="float" office:value="480" calcext:value-type="float">
            <text:p>480</text:p>
          </table:table-cell>
          <table:table-cell table:style-name="ce2" table:formula="of:=ROUNDUP(SQRT([.E5]/[.E$2]))" office:value-type="float" office:value="5" calcext:value-type="float">
            <text:p>5</text:p>
          </table:table-cell>
          <table:table-cell table:style-name="ce3" table:formula="of:=[.$A5]*[.$C5]/[.E$3]/[.E$3]" office:value-type="float" office:value="307200" calcext:value-type="float">
            <text:p>307 200</text:p>
          </table:table-cell>
          <table:table-cell table:style-name="ce3" table:formula="of:=[.$A5]*[.$C5]/[.F$3]/[.F$3]" office:value-type="float" office:value="76800" calcext:value-type="float">
            <text:p>76 800</text:p>
          </table:table-cell>
          <table:table-cell table:style-name="ce4" table:formula="of:=[.$A5]*[.$C5]/[.G$3]/[.G$3]" office:value-type="float" office:value="19200" calcext:value-type="float">
            <text:p>19 200</text:p>
          </table:table-cell>
          <table:table-cell table:style-name="ce3" table:formula="of:=[.$A5]*[.$C5]/[.H$3]/[.H$3]" office:value-type="float" office:value="12288" calcext:value-type="float">
            <text:p>12 288</text:p>
          </table:table-cell>
          <table:table-cell table:style-name="ce3" table:formula="of:=[.$A5]*[.$C5]/[.I$3]/[.I$3]" office:value-type="float" office:value="8533.33333333333" calcext:value-type="float">
            <text:p>8 533</text:p>
          </table:table-cell>
          <table:table-cell table:style-name="ce3" table:formula="of:=[.$A5]*[.$C5]/[.J$3]/[.J$3]" office:value-type="float" office:value="6269.38775510204" calcext:value-type="float">
            <text:p>6 269</text:p>
          </table:table-cell>
          <table:table-cell table:style-name="ce3" table:formula="of:=[.$A5]*[.$C5]/[.K$3]/[.K$3]" office:value-type="float" office:value="4800" calcext:value-type="float">
            <text:p>4 800</text:p>
          </table:table-cell>
          <table:table-cell table:style-name="ce3" table:formula="of:=[.$A5]*[.$C5]/[.L$3]/[.L$3]" office:value-type="float" office:value="3792.59259259259" calcext:value-type="float">
            <text:p>3 793</text:p>
          </table:table-cell>
          <table:table-cell table:style-name="ce3" table:formula="of:=[.$A5]*[.$C5]/[.M$3]/[.M$3]" office:value-type="float" office:value="3072" calcext:value-type="float">
            <text:p>3 072</text:p>
          </table:table-cell>
          <table:table-cell table:style-name="ce3" table:formula="of:=[.$A5]*[.$C5]/[.N$3]/[.N$3]" office:value-type="float" office:value="2538.84297520661" calcext:value-type="float">
            <text:p>2 539</text:p>
          </table:table-cell>
          <table:table-cell table:style-name="ce3" table:formula="of:=[.$A5]*[.$C5]/[.O$3]/[.O$3]" office:value-type="float" office:value="2133.33333333333" calcext:value-type="float">
            <text:p>2 133</text:p>
          </table:table-cell>
          <table:table-cell table:style-name="ce3" table:formula="of:=[.$A5]*[.$C5]/[.P$3]/[.P$3]" office:value-type="float" office:value="1817.75147928994" calcext:value-type="float">
            <text:p>1 818</text:p>
          </table:table-cell>
          <table:table-cell table:style-name="ce3" table:formula="of:=[.$A5]*[.$C5]/[.Q$3]/[.Q$3]" office:value-type="float" office:value="1567.34693877551" calcext:value-type="float">
            <text:p>1 5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style-name="ce2" table:formula="of:=ROUNDUP(SQRT([.E6]/[.E$2]))" office:value-type="float" office:value="7" calcext:value-type="float">
            <text:p>7</text:p>
          </table:table-cell>
          <table:table-cell table:style-name="ce3" table:formula="of:=[.$A6]*[.$C6]/[.E$3]/[.E$3]" office:value-type="float" office:value="480000" calcext:value-type="float">
            <text:p>480 000</text:p>
          </table:table-cell>
          <table:table-cell table:style-name="ce3" table:formula="of:=[.$A6]*[.$C6]/[.F$3]/[.F$3]" office:value-type="float" office:value="120000" calcext:value-type="float">
            <text:p>120 000</text:p>
          </table:table-cell>
          <table:table-cell table:style-name="ce3" table:formula="of:=[.$A6]*[.$C6]/[.G$3]/[.G$3]" office:value-type="float" office:value="30000" calcext:value-type="float">
            <text:p>30 000</text:p>
          </table:table-cell>
          <table:table-cell table:style-name="ce3" table:formula="of:=[.$A6]*[.$C6]/[.H$3]/[.H$3]" office:value-type="float" office:value="19200" calcext:value-type="float">
            <text:p>19 200</text:p>
          </table:table-cell>
          <table:table-cell table:style-name="ce3" table:formula="of:=[.$A6]*[.$C6]/[.I$3]/[.I$3]" office:value-type="float" office:value="13333.3333333333" calcext:value-type="float">
            <text:p>13 333</text:p>
          </table:table-cell>
          <table:table-cell table:style-name="ce3" table:formula="of:=[.$A6]*[.$C6]/[.J$3]/[.J$3]" office:value-type="float" office:value="9795.91836734694" calcext:value-type="float">
            <text:p>9 796</text:p>
          </table:table-cell>
          <table:table-cell table:style-name="ce3" table:formula="of:=[.$A6]*[.$C6]/[.K$3]/[.K$3]" office:value-type="float" office:value="7500" calcext:value-type="float">
            <text:p>7 500</text:p>
          </table:table-cell>
          <table:table-cell table:style-name="ce3" table:formula="of:=[.$A6]*[.$C6]/[.L$3]/[.L$3]" office:value-type="float" office:value="5925.92592592593" calcext:value-type="float">
            <text:p>5 926</text:p>
          </table:table-cell>
          <table:table-cell table:style-name="ce3" table:formula="of:=[.$A6]*[.$C6]/[.M$3]/[.M$3]" office:value-type="float" office:value="4800" calcext:value-type="float">
            <text:p>4 800</text:p>
          </table:table-cell>
          <table:table-cell table:style-name="ce3" table:formula="of:=[.$A6]*[.$C6]/[.N$3]/[.N$3]" office:value-type="float" office:value="3966.94214876033" calcext:value-type="float">
            <text:p>3 967</text:p>
          </table:table-cell>
          <table:table-cell table:style-name="ce3" table:formula="of:=[.$A6]*[.$C6]/[.O$3]/[.O$3]" office:value-type="float" office:value="3333.33333333333" calcext:value-type="float">
            <text:p>3 333</text:p>
          </table:table-cell>
          <table:table-cell table:style-name="ce3" table:formula="of:=[.$A6]*[.$C6]/[.P$3]/[.P$3]" office:value-type="float" office:value="2840.23668639053" calcext:value-type="float">
            <text:p>2 840</text:p>
          </table:table-cell>
          <table:table-cell table:style-name="ce3" table:formula="of:=[.$A6]*[.$C6]/[.Q$3]/[.Q$3]" office:value-type="float" office:value="2448.97959183673" calcext:value-type="float">
            <text:p>2 4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x</text:p>
          </table:table-cell>
          <table:table-cell office:value-type="float" office:value="768" calcext:value-type="float">
            <text:p>768</text:p>
          </table:table-cell>
          <table:table-cell table:style-name="ce2" table:formula="of:=ROUNDUP(SQRT([.E7]/[.E$2]))" office:value-type="float" office:value="8" calcext:value-type="float">
            <text:p>8</text:p>
          </table:table-cell>
          <table:table-cell table:style-name="ce3" table:formula="of:=[.$A7]*[.$C7]/[.E$3]/[.E$3]" office:value-type="float" office:value="786432" calcext:value-type="float">
            <text:p>786 432</text:p>
          </table:table-cell>
          <table:table-cell table:style-name="ce3" table:formula="of:=[.$A7]*[.$C7]/[.F$3]/[.F$3]" office:value-type="float" office:value="196608" calcext:value-type="float">
            <text:p>196 608</text:p>
          </table:table-cell>
          <table:table-cell table:style-name="ce3" table:formula="of:=[.$A7]*[.$C7]/[.G$3]/[.G$3]" office:value-type="float" office:value="49152" calcext:value-type="float">
            <text:p>49 152</text:p>
          </table:table-cell>
          <table:table-cell table:style-name="ce3" table:formula="of:=[.$A7]*[.$C7]/[.H$3]/[.H$3]" office:value-type="float" office:value="31457.28" calcext:value-type="float">
            <text:p>31 457</text:p>
          </table:table-cell>
          <table:table-cell table:style-name="ce3" table:formula="of:=[.$A7]*[.$C7]/[.I$3]/[.I$3]" office:value-type="float" office:value="21845.3333333333" calcext:value-type="float">
            <text:p>21 845</text:p>
          </table:table-cell>
          <table:table-cell table:style-name="ce3" table:formula="of:=[.$A7]*[.$C7]/[.J$3]/[.J$3]" office:value-type="float" office:value="16049.6326530612" calcext:value-type="float">
            <text:p>16 050</text:p>
          </table:table-cell>
          <table:table-cell table:style-name="ce3" table:formula="of:=[.$A7]*[.$C7]/[.K$3]/[.K$3]" office:value-type="float" office:value="12288" calcext:value-type="float">
            <text:p>12 288</text:p>
          </table:table-cell>
          <table:table-cell table:style-name="ce3" table:formula="of:=[.$A7]*[.$C7]/[.L$3]/[.L$3]" office:value-type="float" office:value="9709.03703703704" calcext:value-type="float">
            <text:p>9 709</text:p>
          </table:table-cell>
          <table:table-cell table:style-name="ce3" table:formula="of:=[.$A7]*[.$C7]/[.M$3]/[.M$3]" office:value-type="float" office:value="7864.32" calcext:value-type="float">
            <text:p>7 864</text:p>
          </table:table-cell>
          <table:table-cell table:style-name="ce3" table:formula="of:=[.$A7]*[.$C7]/[.N$3]/[.N$3]" office:value-type="float" office:value="6499.43801652892" calcext:value-type="float">
            <text:p>6 499</text:p>
          </table:table-cell>
          <table:table-cell table:style-name="ce3" table:formula="of:=[.$A7]*[.$C7]/[.O$3]/[.O$3]" office:value-type="float" office:value="5461.33333333333" calcext:value-type="float">
            <text:p>5 461</text:p>
          </table:table-cell>
          <table:table-cell table:style-name="ce3" table:formula="of:=[.$A7]*[.$C7]/[.P$3]/[.P$3]" office:value-type="float" office:value="4653.44378698225" calcext:value-type="float">
            <text:p>4 653</text:p>
          </table:table-cell>
          <table:table-cell table:style-name="ce3" table:formula="of:=[.$A7]*[.$C7]/[.Q$3]/[.Q$3]" office:value-type="float" office:value="4012.40816326531" calcext:value-type="float">
            <text:p>4 0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x</text:p>
          </table:table-cell>
          <table:table-cell office:value-type="float" office:value="1024" calcext:value-type="float">
            <text:p>1024</text:p>
          </table:table-cell>
          <table:table-cell table:style-name="ce2" table:formula="of:=ROUNDUP(SQRT([.E8]/[.E$2]))" office:value-type="float" office:value="11" calcext:value-type="float">
            <text:p>11</text:p>
          </table:table-cell>
          <table:table-cell table:style-name="ce3" table:formula="of:=[.$A8]*[.$C8]/[.E$3]/[.E$3]" office:value-type="float" office:value="1310720" calcext:value-type="float">
            <text:p>1 310 720</text:p>
          </table:table-cell>
          <table:table-cell table:style-name="ce3" table:formula="of:=[.$A8]*[.$C8]/[.F$3]/[.F$3]" office:value-type="float" office:value="327680" calcext:value-type="float">
            <text:p>327 680</text:p>
          </table:table-cell>
          <table:table-cell table:style-name="ce3" table:formula="of:=[.$A8]*[.$C8]/[.G$3]/[.G$3]" office:value-type="float" office:value="81920" calcext:value-type="float">
            <text:p>81 920</text:p>
          </table:table-cell>
          <table:table-cell table:style-name="ce3" table:formula="of:=[.$A8]*[.$C8]/[.H$3]/[.H$3]" office:value-type="float" office:value="52428.8" calcext:value-type="float">
            <text:p>52 429</text:p>
          </table:table-cell>
          <table:table-cell table:style-name="ce3" table:formula="of:=[.$A8]*[.$C8]/[.I$3]/[.I$3]" office:value-type="float" office:value="36408.8888888889" calcext:value-type="float">
            <text:p>36 409</text:p>
          </table:table-cell>
          <table:table-cell table:style-name="ce3" table:formula="of:=[.$A8]*[.$C8]/[.J$3]/[.J$3]" office:value-type="float" office:value="26749.387755102" calcext:value-type="float">
            <text:p>26 749</text:p>
          </table:table-cell>
          <table:table-cell table:style-name="ce3" table:formula="of:=[.$A8]*[.$C8]/[.K$3]/[.K$3]" office:value-type="float" office:value="20480" calcext:value-type="float">
            <text:p>20 480</text:p>
          </table:table-cell>
          <table:table-cell table:style-name="ce3" table:formula="of:=[.$A8]*[.$C8]/[.L$3]/[.L$3]" office:value-type="float" office:value="16181.7283950617" calcext:value-type="float">
            <text:p>16 182</text:p>
          </table:table-cell>
          <table:table-cell table:style-name="ce3" table:formula="of:=[.$A8]*[.$C8]/[.M$3]/[.M$3]" office:value-type="float" office:value="13107.2" calcext:value-type="float">
            <text:p>13 107</text:p>
          </table:table-cell>
          <table:table-cell table:style-name="ce3" table:formula="of:=[.$A8]*[.$C8]/[.N$3]/[.N$3]" office:value-type="float" office:value="10832.3966942149" calcext:value-type="float">
            <text:p>10 832</text:p>
          </table:table-cell>
          <table:table-cell table:style-name="ce3" table:formula="of:=[.$A8]*[.$C8]/[.O$3]/[.O$3]" office:value-type="float" office:value="9102.22222222222" calcext:value-type="float">
            <text:p>9 102</text:p>
          </table:table-cell>
          <table:table-cell table:style-name="ce3" table:formula="of:=[.$A8]*[.$C8]/[.P$3]/[.P$3]" office:value-type="float" office:value="7755.73964497042" calcext:value-type="float">
            <text:p>7 756</text:p>
          </table:table-cell>
          <table:table-cell table:style-name="ce3" table:formula="of:=[.$A8]*[.$C8]/[.Q$3]/[.Q$3]" office:value-type="float" office:value="6687.34693877551" calcext:value-type="float">
            <text:p>6 6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 table:style-name="ce2" table:formula="of:=ROUNDUP(SQRT([.E9]/[.E$2]))" office:value-type="float" office:value="13" calcext:value-type="float">
            <text:p>13</text:p>
          </table:table-cell>
          <table:table-cell table:style-name="ce3" table:formula="of:=[.$A9]*[.$C9]/[.E$3]/[.E$3]" office:value-type="float" office:value="1920000" calcext:value-type="float">
            <text:p>1 920 000</text:p>
          </table:table-cell>
          <table:table-cell table:style-name="ce3" table:formula="of:=[.$A9]*[.$C9]/[.F$3]/[.F$3]" office:value-type="float" office:value="480000" calcext:value-type="float">
            <text:p>480 000</text:p>
          </table:table-cell>
          <table:table-cell table:style-name="ce3" table:formula="of:=[.$A9]*[.$C9]/[.G$3]/[.G$3]" office:value-type="float" office:value="120000" calcext:value-type="float">
            <text:p>120 000</text:p>
          </table:table-cell>
          <table:table-cell table:style-name="ce3" table:formula="of:=[.$A9]*[.$C9]/[.H$3]/[.H$3]" office:value-type="float" office:value="76800" calcext:value-type="float">
            <text:p>76 800</text:p>
          </table:table-cell>
          <table:table-cell table:style-name="ce3" table:formula="of:=[.$A9]*[.$C9]/[.I$3]/[.I$3]" office:value-type="float" office:value="53333.3333333333" calcext:value-type="float">
            <text:p>53 333</text:p>
          </table:table-cell>
          <table:table-cell table:style-name="ce3" table:formula="of:=[.$A9]*[.$C9]/[.J$3]/[.J$3]" office:value-type="float" office:value="39183.6734693877" calcext:value-type="float">
            <text:p>39 184</text:p>
          </table:table-cell>
          <table:table-cell table:style-name="ce3" table:formula="of:=[.$A9]*[.$C9]/[.K$3]/[.K$3]" office:value-type="float" office:value="30000" calcext:value-type="float">
            <text:p>30 000</text:p>
          </table:table-cell>
          <table:table-cell table:style-name="ce3" table:formula="of:=[.$A9]*[.$C9]/[.L$3]/[.L$3]" office:value-type="float" office:value="23703.7037037037" calcext:value-type="float">
            <text:p>23 704</text:p>
          </table:table-cell>
          <table:table-cell table:style-name="ce3" table:formula="of:=[.$A9]*[.$C9]/[.M$3]/[.M$3]" office:value-type="float" office:value="19200" calcext:value-type="float">
            <text:p>19 200</text:p>
          </table:table-cell>
          <table:table-cell table:style-name="ce3" table:formula="of:=[.$A9]*[.$C9]/[.N$3]/[.N$3]" office:value-type="float" office:value="15867.7685950413" calcext:value-type="float">
            <text:p>15 868</text:p>
          </table:table-cell>
          <table:table-cell table:style-name="ce3" table:formula="of:=[.$A9]*[.$C9]/[.O$3]/[.O$3]" office:value-type="float" office:value="13333.3333333333" calcext:value-type="float">
            <text:p>13 333</text:p>
          </table:table-cell>
          <table:table-cell table:style-name="ce3" table:formula="of:=[.$A9]*[.$C9]/[.P$3]/[.P$3]" office:value-type="float" office:value="11360.9467455621" calcext:value-type="float">
            <text:p>11 361</text:p>
          </table:table-cell>
          <table:table-cell table:style-name="ce3" table:formula="of:=[.$A9]*[.$C9]/[.Q$3]/[.Q$3]" office:value-type="float" office:value="9795.91836734694" calcext:value-type="float">
            <text:p>9 796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x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3" table:formula="of:=[.$A12]*[.$C12]/[.E$3]/[.E$3]" office:value-type="float" office:value="153600" calcext:value-type="float">
            <text:p>153 600</text:p>
          </table:table-cell>
          <table:table-cell table:style-name="ce3" table:formula="of:=[.$A12]*[.$C12]/[.F$3]/[.F$3]" office:value-type="float" office:value="38400" calcext:value-type="float">
            <text:p>38 400</text:p>
          </table:table-cell>
          <table:table-cell table:style-name="ce3" table:formula="of:=[.$A12]*[.$C12]/[.G$3]/[.G$3]" office:value-type="float" office:value="9600" calcext:value-type="float">
            <text:p>9 600</text:p>
          </table:table-cell>
          <table:table-cell table:style-name="ce3" table:formula="of:=[.$A12]*[.$C12]/[.H$3]/[.H$3]" office:value-type="float" office:value="6144" calcext:value-type="float">
            <text:p>6 144</text:p>
          </table:table-cell>
          <table:table-cell table:style-name="ce3" table:formula="of:=[.$A12]*[.$C12]/[.I$3]/[.I$3]" office:value-type="float" office:value="4266.66666666667" calcext:value-type="float">
            <text:p>4 267</text:p>
          </table:table-cell>
          <table:table-cell table:style-name="ce3" table:formula="of:=[.$A12]*[.$C12]/[.J$3]/[.J$3]" office:value-type="float" office:value="3134.69387755102" calcext:value-type="float">
            <text:p>3 135</text:p>
          </table:table-cell>
          <table:table-cell table:style-name="ce3" table:formula="of:=[.$A12]*[.$C12]/[.K$3]/[.K$3]" office:value-type="float" office:value="2400" calcext:value-type="float">
            <text:p>2 400</text:p>
          </table:table-cell>
          <table:table-cell table:style-name="ce3" table:formula="of:=[.$A12]*[.$C12]/[.L$3]/[.L$3]" office:value-type="float" office:value="1896.2962962963" calcext:value-type="float">
            <text:p>1 896</text:p>
          </table:table-cell>
          <table:table-cell table:style-name="ce3" table:formula="of:=[.$A12]*[.$C12]/[.M$3]/[.M$3]" office:value-type="float" office:value="1536" calcext:value-type="float">
            <text:p>1 536</text:p>
          </table:table-cell>
          <table:table-cell table:style-name="ce3" table:formula="of:=[.$A12]*[.$C12]/[.N$3]/[.N$3]" office:value-type="float" office:value="1269.42148760331" calcext:value-type="float">
            <text:p>1 269</text:p>
          </table:table-cell>
          <table:table-cell table:style-name="ce3" table:formula="of:=[.$A12]*[.$C12]/[.O$3]/[.O$3]" office:value-type="float" office:value="1066.66666666667" calcext:value-type="float">
            <text:p>1 067</text:p>
          </table:table-cell>
          <table:table-cell table:style-name="ce3" table:formula="of:=[.$A12]*[.$C12]/[.P$3]/[.P$3]" office:value-type="float" office:value="908.87573964497" calcext:value-type="float">
            <text:p>909</text:p>
          </table:table-cell>
          <table:table-cell table:style-name="ce3" table:formula="of:=[.$A12]*[.$C12]/[.Q$3]/[.Q$3]" office:value-type="float" office:value="783.673469387755" calcext:value-type="float">
            <text:p>7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x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3" table:formula="of:=[.$A13]*[.$C13]/[.E$3]/[.E$3]" office:value-type="float" office:value="307200" calcext:value-type="float">
            <text:p>307 200</text:p>
          </table:table-cell>
          <table:table-cell table:style-name="ce3" table:formula="of:=[.$A13]*[.$C13]/[.F$3]/[.F$3]" office:value-type="float" office:value="76800" calcext:value-type="float">
            <text:p>76 800</text:p>
          </table:table-cell>
          <table:table-cell table:style-name="ce3" table:formula="of:=[.$A13]*[.$C13]/[.G$3]/[.G$3]" office:value-type="float" office:value="19200" calcext:value-type="float">
            <text:p>19 200</text:p>
          </table:table-cell>
          <table:table-cell table:style-name="ce3" table:formula="of:=[.$A13]*[.$C13]/[.H$3]/[.H$3]" office:value-type="float" office:value="12288" calcext:value-type="float">
            <text:p>12 288</text:p>
          </table:table-cell>
          <table:table-cell table:style-name="ce3" table:formula="of:=[.$A13]*[.$C13]/[.I$3]/[.I$3]" office:value-type="float" office:value="8533.33333333333" calcext:value-type="float">
            <text:p>8 533</text:p>
          </table:table-cell>
          <table:table-cell table:style-name="ce3" table:formula="of:=[.$A13]*[.$C13]/[.J$3]/[.J$3]" office:value-type="float" office:value="6269.38775510204" calcext:value-type="float">
            <text:p>6 269</text:p>
          </table:table-cell>
          <table:table-cell table:style-name="ce3" table:formula="of:=[.$A13]*[.$C13]/[.K$3]/[.K$3]" office:value-type="float" office:value="4800" calcext:value-type="float">
            <text:p>4 800</text:p>
          </table:table-cell>
          <table:table-cell table:style-name="ce3" table:formula="of:=[.$A13]*[.$C13]/[.L$3]/[.L$3]" office:value-type="float" office:value="3792.59259259259" calcext:value-type="float">
            <text:p>3 793</text:p>
          </table:table-cell>
          <table:table-cell table:style-name="ce3" table:formula="of:=[.$A13]*[.$C13]/[.M$3]/[.M$3]" office:value-type="float" office:value="3072" calcext:value-type="float">
            <text:p>3 072</text:p>
          </table:table-cell>
          <table:table-cell table:style-name="ce3" table:formula="of:=[.$A13]*[.$C13]/[.N$3]/[.N$3]" office:value-type="float" office:value="2538.84297520661" calcext:value-type="float">
            <text:p>2 539</text:p>
          </table:table-cell>
          <table:table-cell table:style-name="ce3" table:formula="of:=[.$A13]*[.$C13]/[.O$3]/[.O$3]" office:value-type="float" office:value="2133.33333333333" calcext:value-type="float">
            <text:p>2 133</text:p>
          </table:table-cell>
          <table:table-cell table:style-name="ce3" table:formula="of:=[.$A13]*[.$C13]/[.P$3]/[.P$3]" office:value-type="float" office:value="1817.75147928994" calcext:value-type="float">
            <text:p>1 818</text:p>
          </table:table-cell>
          <table:table-cell table:style-name="ce3" table:formula="of:=[.$A13]*[.$C13]/[.Q$3]/[.Q$3]" office:value-type="float" office:value="1567.34693877551" calcext:value-type="float">
            <text:p>1 5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3" table:formula="of:=[.$A14]*[.$C14]/[.E$3]/[.E$3]" office:value-type="float" office:value="480000" calcext:value-type="float">
            <text:p>480 000</text:p>
          </table:table-cell>
          <table:table-cell table:style-name="ce3" table:formula="of:=[.$A14]*[.$C14]/[.F$3]/[.F$3]" office:value-type="float" office:value="120000" calcext:value-type="float">
            <text:p>120 000</text:p>
          </table:table-cell>
          <table:table-cell table:style-name="ce3" table:formula="of:=[.$A14]*[.$C14]/[.G$3]/[.G$3]" office:value-type="float" office:value="30000" calcext:value-type="float">
            <text:p>30 000</text:p>
          </table:table-cell>
          <table:table-cell table:style-name="ce3" table:formula="of:=[.$A14]*[.$C14]/[.H$3]/[.H$3]" office:value-type="float" office:value="19200" calcext:value-type="float">
            <text:p>19 200</text:p>
          </table:table-cell>
          <table:table-cell table:style-name="ce3" table:formula="of:=[.$A14]*[.$C14]/[.I$3]/[.I$3]" office:value-type="float" office:value="13333.3333333333" calcext:value-type="float">
            <text:p>13 333</text:p>
          </table:table-cell>
          <table:table-cell table:style-name="ce3" table:formula="of:=[.$A14]*[.$C14]/[.J$3]/[.J$3]" office:value-type="float" office:value="9795.91836734694" calcext:value-type="float">
            <text:p>9 796</text:p>
          </table:table-cell>
          <table:table-cell table:style-name="ce3" table:formula="of:=[.$A14]*[.$C14]/[.K$3]/[.K$3]" office:value-type="float" office:value="7500" calcext:value-type="float">
            <text:p>7 500</text:p>
          </table:table-cell>
          <table:table-cell table:style-name="ce3" table:formula="of:=[.$A14]*[.$C14]/[.L$3]/[.L$3]" office:value-type="float" office:value="5925.92592592593" calcext:value-type="float">
            <text:p>5 926</text:p>
          </table:table-cell>
          <table:table-cell table:style-name="ce3" table:formula="of:=[.$A14]*[.$C14]/[.M$3]/[.M$3]" office:value-type="float" office:value="4800" calcext:value-type="float">
            <text:p>4 800</text:p>
          </table:table-cell>
          <table:table-cell table:style-name="ce3" table:formula="of:=[.$A14]*[.$C14]/[.N$3]/[.N$3]" office:value-type="float" office:value="3966.94214876033" calcext:value-type="float">
            <text:p>3 967</text:p>
          </table:table-cell>
          <table:table-cell table:style-name="ce3" table:formula="of:=[.$A14]*[.$C14]/[.O$3]/[.O$3]" office:value-type="float" office:value="3333.33333333333" calcext:value-type="float">
            <text:p>3 333</text:p>
          </table:table-cell>
          <table:table-cell table:style-name="ce3" table:formula="of:=[.$A14]*[.$C14]/[.P$3]/[.P$3]" office:value-type="float" office:value="2840.23668639053" calcext:value-type="float">
            <text:p>2 840</text:p>
          </table:table-cell>
          <table:table-cell table:style-name="ce3" table:formula="of:=[.$A14]*[.$C14]/[.Q$3]/[.Q$3]" office:value-type="float" office:value="2448.97959183673" calcext:value-type="float">
            <text:p>2 4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x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3" table:formula="of:=[.$A15]*[.$C15]/[.E$3]/[.E$3]" office:value-type="float" office:value="786432" calcext:value-type="float">
            <text:p>786 432</text:p>
          </table:table-cell>
          <table:table-cell table:style-name="ce3" table:formula="of:=[.$A15]*[.$C15]/[.F$3]/[.F$3]" office:value-type="float" office:value="196608" calcext:value-type="float">
            <text:p>196 608</text:p>
          </table:table-cell>
          <table:table-cell table:style-name="ce3" table:formula="of:=[.$A15]*[.$C15]/[.G$3]/[.G$3]" office:value-type="float" office:value="49152" calcext:value-type="float">
            <text:p>49 152</text:p>
          </table:table-cell>
          <table:table-cell table:style-name="ce3" table:formula="of:=[.$A15]*[.$C15]/[.H$3]/[.H$3]" office:value-type="float" office:value="31457.28" calcext:value-type="float">
            <text:p>31 457</text:p>
          </table:table-cell>
          <table:table-cell table:style-name="ce3" table:formula="of:=[.$A15]*[.$C15]/[.I$3]/[.I$3]" office:value-type="float" office:value="21845.3333333333" calcext:value-type="float">
            <text:p>21 845</text:p>
          </table:table-cell>
          <table:table-cell table:style-name="ce3" table:formula="of:=[.$A15]*[.$C15]/[.J$3]/[.J$3]" office:value-type="float" office:value="16049.6326530612" calcext:value-type="float">
            <text:p>16 050</text:p>
          </table:table-cell>
          <table:table-cell table:style-name="ce3" table:formula="of:=[.$A15]*[.$C15]/[.K$3]/[.K$3]" office:value-type="float" office:value="12288" calcext:value-type="float">
            <text:p>12 288</text:p>
          </table:table-cell>
          <table:table-cell table:style-name="ce3" table:formula="of:=[.$A15]*[.$C15]/[.L$3]/[.L$3]" office:value-type="float" office:value="9709.03703703704" calcext:value-type="float">
            <text:p>9 709</text:p>
          </table:table-cell>
          <table:table-cell table:style-name="ce3" table:formula="of:=[.$A15]*[.$C15]/[.M$3]/[.M$3]" office:value-type="float" office:value="7864.32" calcext:value-type="float">
            <text:p>7 864</text:p>
          </table:table-cell>
          <table:table-cell table:style-name="ce3" table:formula="of:=[.$A15]*[.$C15]/[.N$3]/[.N$3]" office:value-type="float" office:value="6499.43801652892" calcext:value-type="float">
            <text:p>6 499</text:p>
          </table:table-cell>
          <table:table-cell table:style-name="ce3" table:formula="of:=[.$A15]*[.$C15]/[.O$3]/[.O$3]" office:value-type="float" office:value="5461.33333333333" calcext:value-type="float">
            <text:p>5 461</text:p>
          </table:table-cell>
          <table:table-cell table:style-name="ce3" table:formula="of:=[.$A15]*[.$C15]/[.P$3]/[.P$3]" office:value-type="float" office:value="4653.44378698225" calcext:value-type="float">
            <text:p>4 653</text:p>
          </table:table-cell>
          <table:table-cell table:style-name="ce3" table:formula="of:=[.$A15]*[.$C15]/[.Q$3]/[.Q$3]" office:value-type="float" office:value="4012.40816326531" calcext:value-type="float">
            <text:p>4 01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x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3" table:formula="of:=[.$A16]*[.$C16]/[.E$3]/[.E$3]" office:value-type="float" office:value="1310720" calcext:value-type="float">
            <text:p>1 310 720</text:p>
          </table:table-cell>
          <table:table-cell table:style-name="ce3" table:formula="of:=[.$A16]*[.$C16]/[.F$3]/[.F$3]" office:value-type="float" office:value="327680" calcext:value-type="float">
            <text:p>327 680</text:p>
          </table:table-cell>
          <table:table-cell table:style-name="ce3" table:formula="of:=[.$A16]*[.$C16]/[.G$3]/[.G$3]" office:value-type="float" office:value="81920" calcext:value-type="float">
            <text:p>81 920</text:p>
          </table:table-cell>
          <table:table-cell table:style-name="ce3" table:formula="of:=[.$A16]*[.$C16]/[.H$3]/[.H$3]" office:value-type="float" office:value="52428.8" calcext:value-type="float">
            <text:p>52 429</text:p>
          </table:table-cell>
          <table:table-cell table:style-name="ce3" table:formula="of:=[.$A16]*[.$C16]/[.I$3]/[.I$3]" office:value-type="float" office:value="36408.8888888889" calcext:value-type="float">
            <text:p>36 409</text:p>
          </table:table-cell>
          <table:table-cell table:style-name="ce3" table:formula="of:=[.$A16]*[.$C16]/[.J$3]/[.J$3]" office:value-type="float" office:value="26749.387755102" calcext:value-type="float">
            <text:p>26 749</text:p>
          </table:table-cell>
          <table:table-cell table:style-name="ce3" table:formula="of:=[.$A16]*[.$C16]/[.K$3]/[.K$3]" office:value-type="float" office:value="20480" calcext:value-type="float">
            <text:p>20 480</text:p>
          </table:table-cell>
          <table:table-cell table:style-name="ce3" table:formula="of:=[.$A16]*[.$C16]/[.L$3]/[.L$3]" office:value-type="float" office:value="16181.7283950617" calcext:value-type="float">
            <text:p>16 182</text:p>
          </table:table-cell>
          <table:table-cell table:style-name="ce3" table:formula="of:=[.$A16]*[.$C16]/[.M$3]/[.M$3]" office:value-type="float" office:value="13107.2" calcext:value-type="float">
            <text:p>13 107</text:p>
          </table:table-cell>
          <table:table-cell table:style-name="ce3" table:formula="of:=[.$A16]*[.$C16]/[.N$3]/[.N$3]" office:value-type="float" office:value="10832.3966942149" calcext:value-type="float">
            <text:p>10 832</text:p>
          </table:table-cell>
          <table:table-cell table:style-name="ce3" table:formula="of:=[.$A16]*[.$C16]/[.O$3]/[.O$3]" office:value-type="float" office:value="9102.22222222222" calcext:value-type="float">
            <text:p>9 102</text:p>
          </table:table-cell>
          <table:table-cell table:style-name="ce3" table:formula="of:=[.$A16]*[.$C16]/[.P$3]/[.P$3]" office:value-type="float" office:value="7755.73964497042" calcext:value-type="float">
            <text:p>7 756</text:p>
          </table:table-cell>
          <table:table-cell table:style-name="ce3" table:formula="of:=[.$A16]*[.$C16]/[.Q$3]/[.Q$3]" office:value-type="float" office:value="6687.34693877551" calcext:value-type="float">
            <text:p>6 6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x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3" table:formula="of:=[.$A17]*[.$C17]/[.E$3]/[.E$3]" office:value-type="float" office:value="1920000" calcext:value-type="float">
            <text:p>1 920 000</text:p>
          </table:table-cell>
          <table:table-cell table:style-name="ce3" table:formula="of:=[.$A17]*[.$C17]/[.F$3]/[.F$3]" office:value-type="float" office:value="480000" calcext:value-type="float">
            <text:p>480 000</text:p>
          </table:table-cell>
          <table:table-cell table:style-name="ce3" table:formula="of:=[.$A17]*[.$C17]/[.G$3]/[.G$3]" office:value-type="float" office:value="120000" calcext:value-type="float">
            <text:p>120 000</text:p>
          </table:table-cell>
          <table:table-cell table:style-name="ce3" table:formula="of:=[.$A17]*[.$C17]/[.H$3]/[.H$3]" office:value-type="float" office:value="76800" calcext:value-type="float">
            <text:p>76 800</text:p>
          </table:table-cell>
          <table:table-cell table:style-name="ce3" table:formula="of:=[.$A17]*[.$C17]/[.I$3]/[.I$3]" office:value-type="float" office:value="53333.3333333333" calcext:value-type="float">
            <text:p>53 333</text:p>
          </table:table-cell>
          <table:table-cell table:style-name="ce3" table:formula="of:=[.$A17]*[.$C17]/[.J$3]/[.J$3]" office:value-type="float" office:value="39183.6734693877" calcext:value-type="float">
            <text:p>39 184</text:p>
          </table:table-cell>
          <table:table-cell table:style-name="ce3" table:formula="of:=[.$A17]*[.$C17]/[.K$3]/[.K$3]" office:value-type="float" office:value="30000" calcext:value-type="float">
            <text:p>30 000</text:p>
          </table:table-cell>
          <table:table-cell table:style-name="ce3" table:formula="of:=[.$A17]*[.$C17]/[.L$3]/[.L$3]" office:value-type="float" office:value="23703.7037037037" calcext:value-type="float">
            <text:p>23 704</text:p>
          </table:table-cell>
          <table:table-cell table:style-name="ce3" table:formula="of:=[.$A17]*[.$C17]/[.M$3]/[.M$3]" office:value-type="float" office:value="19200" calcext:value-type="float">
            <text:p>19 200</text:p>
          </table:table-cell>
          <table:table-cell table:style-name="ce3" table:formula="of:=[.$A17]*[.$C17]/[.N$3]/[.N$3]" office:value-type="float" office:value="15867.7685950413" calcext:value-type="float">
            <text:p>15 868</text:p>
          </table:table-cell>
          <table:table-cell table:style-name="ce3" table:formula="of:=[.$A17]*[.$C17]/[.O$3]/[.O$3]" office:value-type="float" office:value="13333.3333333333" calcext:value-type="float">
            <text:p>13 333</text:p>
          </table:table-cell>
          <table:table-cell table:style-name="ce3" table:formula="of:=[.$A17]*[.$C17]/[.P$3]/[.P$3]" office:value-type="float" office:value="11360.9467455621" calcext:value-type="float">
            <text:p>11 361</text:p>
          </table:table-cell>
          <table:table-cell table:style-name="ce3" table:formula="of:=[.$A17]*[.$C17]/[.Q$3]/[.Q$3]" office:value-type="float" office:value="9795.91836734694" calcext:value-type="float">
            <text:p>9 796</text:p>
          </table:table-cell>
        </table:table-row>
        <table:table-row table:style-name="ro1" table:number-rows-repeated="1048558">
          <table:table-cell table:number-columns-repeated="17"/>
        </table:table-row>
        <table:table-row table:style-name="ro1">
          <table:table-cell table:number-columns-repeated="17"/>
        </table:table-row>
        <calcext:conditional-formats>
          <calcext:conditional-format calcext:target-range-address="Feuille1.E4:Feuille1.Q9 Feuille1.E12:Feuille1.Q17">
            <calcext:condition calcext:apply-style-name="Note" calcext:value="&lt;=[$Feuille1.$E$2]" calcext:base-cell-address="Feuille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able-cell-properties fo:background-color="#d4ea6b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k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4:15:32.431625152</meta:creation-date>
    <dc:date>2021-06-08T14:36:57.472503366</dc:date>
    <meta:editing-duration>PT10M54S</meta:editing-duration>
    <meta:editing-cycles>2</meta:editing-cycles>
    <meta:generator>LibreOffice/6.4.7.2$Linux_X86_64 LibreOffice_project/40$Build-2</meta:generator>
    <meta:document-statistic meta:table-count="1" meta:cell-count="213" meta:object-count="0"/>
  </office:meta>
</office:document-meta>
</file>